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12ec4" officeooo:paragraph-rsid="00012ec4"/>
    </style:style>
    <style:style style:name="P2" style:family="paragraph" style:parent-style-name="Preformatted_20_Text">
      <style:text-properties officeooo:rsid="00012ec4" officeooo:paragraph-rsid="0007b914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phase correlation meter programmatically.</text:p>
      <text:p text:style-name="P1"/>
      <text:p text:style-name="P1">00:00.000 - 00:02.000 <text:s/>silence</text:p>
      <text:p text:style-name="P1"/>
      <text:p text:style-name="P1">00:02.000 - 00:22.000 <text:s/>two triangular waves (linear phase sweep)</text:p>
      <text:p text:style-name="P2"><text:s text:c="23"/>left channel: <text:s/>441.0 Hz, -12 dBFS<text:span text:style-name="T1"> </text:span><text:span text:style-name="T2">peak</text:span></text:p>
      <text:p text:style-name="P2"><text:s text:c="23"/>right channel: 441.1 Hz, -12 dBFS<text:span text:style-name="T1"> </text:span><text:span text:style-name="T2">peak</text:span></text:p>
      <text:p text:style-name="P1"/>
      <text:p text:style-name="P1"><text:s text:c="23"/>[phase correlation meter should oscillate *twice*</text:p>
      <text:p text:style-name="P1"><text:s text:c="24"/>from approximately +1.00 to -1.00 and back]</text:p>
      <text:p text:style-name="P1"/>
      <text:p text:style-name="P1">00:22.000 - 00:24.000 <text:s/>silence</text:p>
      <text:p text:style-name="P1"/>
      <text:p text:style-name="P2">00:24.000 - 00:27.000 <text:s/>two triangular waves (441 Hz, -12 dB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 text:c="2"/>0 samples delay</text:p>
      <text:p text:style-name="P1"/>
      <text:p text:style-name="P1"><text:s text:c="23"/>[phase correlation meter should read +1.00]</text:p>
      <text:p text:style-name="P1"/>
      <text:p text:style-name="P1">00:27.000 - 00:29.000 <text:s/>silence</text:p>
      <text:p text:style-name="P1"/>
      <text:p text:style-name="P2">00:29.000 - 00:32.000 <text:s/>two triangular waves (441 Hz, -12 dB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10 samples delay</text:p>
      <text:p text:style-name="P1"/>
      <text:p text:style-name="P1"><text:s text:c="23"/>[phase correlation meter should read +0.79]</text:p>
      <text:p text:style-name="P1"/>
      <text:p text:style-name="P1">00:32.000 - 00:34.000 <text:s/>silence</text:p>
      <text:p text:style-name="P1"/>
      <text:p text:style-name="P2">00:34.000 - 00:37.000 <text:s/>two triangular waves (441 Hz, -12 dB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20 samples delay</text:p>
      <text:p text:style-name="P1"/>
      <text:p text:style-name="P1"><text:s text:c="23"/>[phase correlation meter should read +0.30]</text:p>
      <text:p text:style-name="P1"><text:soft-page-break/>00:37.000 - 00:39.000 <text:s/>silence</text:p>
      <text:p text:style-name="P1"/>
      <text:p text:style-name="P2">00:39.000 - 00:42.000 <text:s/>two triangular waves (441 Hz, -12 dB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30 samples delay</text:p>
      <text:p text:style-name="P1"/>
      <text:p text:style-name="P1"><text:s text:c="23"/>[phase correlation meter should read -0.30]</text:p>
      <text:p text:style-name="P1"/>
      <text:p text:style-name="P1">00:42.000 - 00:44.000 <text:s/>silence</text:p>
      <text:p text:style-name="P1"/>
      <text:p text:style-name="P2">00:44.000 - 00:47.000 <text:s/>two triangular waves (441 Hz, -12 dB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40 samples delay</text:p>
      <text:p text:style-name="P1"/>
      <text:p text:style-name="P1"><text:s text:c="23"/>[phase correlation meter should read -0.79]</text:p>
      <text:p text:style-name="P1"/>
      <text:p text:style-name="P1">00:47.000 - 00:49.000 <text:s/>silence</text:p>
      <text:p text:style-name="P1"/>
      <text:p text:style-name="P2">00:49.000 - 00:52.000 <text:s/>two triangular waves (441 Hz, -12 dBFS<text:span text:style-name="T1"> </text:span><text:span text:style-name="T2">peak</text:span>)</text:p>
      <text:p text:style-name="P1"><text:s text:c="23"/>left channel: <text:s text:c="3"/>0 samples delay</text:p>
      <text:p text:style-name="P1"><text:s text:c="23"/>right channel: <text:s/>50 samples delay</text:p>
      <text:p text:style-name="P1"/>
      <text:p text:style-name="P1"><text:s text:c="23"/>[phase correlation meter should read -1.00]</text:p>
      <text:p text:style-name="P1"/>
      <text:p text:style-name="P1">00:52.000 - 00:54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phase_correlation_meter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 ] Peak meter level</text:p>
      <text:p text:style-name="P1"><text:s text:c="10"/>[ ] Maximum peak level</text:p>
      <text:p text:style-name="P1"><text:s text:c="10"/>[ ] Stereo meter value</text:p>
      <text:p text:style-name="P1"><text:s text:c="10"/>[x] Phase correlation</text:p>
      <text:p text:style-name="P1"/>
      <text:p text:style-name="P1"/>
      <text:p text:style-name="P1">Linear phase sweep</text:p>
      <text:p text:style-name="P1">==================</text:p>
      <text:p text:style-name="P1">left channel: <text:s text:c="2"/>(441.0 periods / second) * 20 seconds = 8820 periods</text:p>
      <text:p text:style-name="P1">right channel: <text:s/>(441.1 periods / second) * 20 seconds = 8822 periods</text:p>
      <text:p text:style-name="P1"><text:s text:c="56"/>------------</text:p>
      <text:p text:style-name="P1">difference: <text:s text:c="47"/>2 periods</text:p>
      <text:p text:style-name="P1"/>
      <text:p text:style-name="P1">--&gt; phase correlation oscillates *twice* between +1 and -1 (but keep</text:p>
      <text:p text:style-name="P1"><text:s text:c="4"/>in mind that meter ballistics interfere with the sweep and thus</text:p>
      <text:p text:style-name="P1"><text:s text:c="4"/>lead to a range of approximately +0.98 to -0.98)</text:p>
      <text:p text:style-name="P1"/>
      <text:p text:style-name="P1">--&gt; please keep in mind that while the phase sweep is linear, the</text:p>
      <text:p text:style-name="P1"><text:s text:c="4"/>corresponding phase correlation is *not* linear (see below)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atic phase shift</text:p>
      <text:p text:style-name="P1">==================</text:p>
      <text:p text:style-name="P1">Phase correlation has been calculated using the cross-correlation</text:p>
      <text:p text:style-name="P1">function "ccf" in R (see "phase_correlation_meter.R" in this folder).</text:p>
      <text:p text:style-name="P1"/>
      <text:p text:style-name="P1">period length = (44100 samples / second) / 441 Hz = 100 samples</text:p>
      <text:p text:style-name="P1"/>
      <text:p text:style-name="P1"><text:s text:c="2"/>0 samples delay / 100 samples = <text:s/>0 % phase offset</text:p>
      <text:p text:style-name="P1">--&gt; phase correlation: +1.00</text:p>
      <text:p text:style-name="P1"/>
      <text:p text:style-name="P1"><text:s/>10 samples delay / 100 samples = 10 % phase offset</text:p>
      <text:p text:style-name="P1">--&gt; phase correlation: +0.79</text:p>
      <text:p text:style-name="P1"/>
      <text:p text:style-name="P1"><text:s/>20 samples delay / 100 samples = 20 % phase offset</text:p>
      <text:p text:style-name="P1">--&gt; phase correlation: +0.30</text:p>
      <text:p text:style-name="P1"/>
      <text:p text:style-name="P1"><text:s/>30 samples delay / 100 samples = 30 % phase offset</text:p>
      <text:p text:style-name="P1">--&gt; phase correlation: -0.30</text:p>
      <text:p text:style-name="P1"/>
      <text:p text:style-name="P1"><text:s/>40 samples delay / 100 samples = 40 % phase offset</text:p>
      <text:p text:style-name="P1">--&gt; phase correlation: -0.79</text:p>
      <text:p text:style-name="P1"/>
      <text:p text:style-name="P1"><text:s/>50 samples delay / 100 samples = 50 % phase offset</text:p>
      <text:p text:style-name="P1">--&gt; phase correlation: -1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4T19:39:06</dc:date>
    <dc:creator>Martin Zuther</dc:creator>
    <meta:generator>OpenOffice.org/3.2$Unix OpenOffice.org_project/320m19$Build-9505</meta:generator>
    <meta:editing-duration>PT00H01M39S</meta:editing-duration>
    <meta:editing-cycles>5</meta:editing-cycles>
    <meta:document-statistic meta:table-count="0" meta:image-count="0" meta:object-count="0" meta:page-count="3" meta:paragraph-count="95" meta:word-count="621" meta:character-count="4731"/>
  </office:meta>
</office:document-meta>
</file>